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2">
      <style:paragraph-properties fo:margin-top="0cm" fo:margin-bottom="0cm" style:contextual-spacing="false"/>
    </style:style>
    <style:style style:name="P23" style:family="paragraph" style:parent-style-name="Text_20_body" style:list-style-name="L13"/>
    <style:style style:name="P24" style:family="paragraph" style:parent-style-name="Text_20_body" style:list-style-name="L13">
      <style:paragraph-properties fo:margin-top="0cm" fo:margin-bottom="0cm" style:contextual-spacing="false"/>
    </style:style>
    <style:style style:name="P25" style:family="paragraph" style:parent-style-name="Text_20_body" style:list-style-name="L14"/>
    <style:style style:name="P26" style:family="paragraph" style:parent-style-name="Text_20_body" style:list-style-name="L14">
      <style:paragraph-properties fo:margin-top="0cm" fo:margin-bottom="0cm" style:contextual-spacing="false"/>
    </style:style>
    <style:style style:name="P27" style:family="paragraph" style:parent-style-name="Text_20_body" style:list-style-name="L15"/>
    <style:style style:name="P28" style:family="paragraph" style:parent-style-name="Text_20_body" style:list-style-name="L15">
      <style:paragraph-properties fo:margin-top="0cm" fo:margin-bottom="0cm" style:contextual-spacing="false"/>
    </style:style>
    <style:style style:name="P29" style:family="paragraph" style:parent-style-name="Text_20_body" style:list-style-name="L16"/>
    <style:style style:name="P30" style:family="paragraph" style:parent-style-name="Text_20_body" style:list-style-name="L16">
      <style:paragraph-properties fo:margin-top="0cm" fo:margin-bottom="0cm" style:contextual-spacing="false"/>
    </style:style>
    <style:style style:name="P31" style:family="paragraph" style:parent-style-name="Text_20_body" style:list-style-name="L17"/>
    <style:style style:name="P32" style:family="paragraph" style:parent-style-name="Text_20_body" style:list-style-name="L17">
      <style:paragraph-properties fo:margin-top="0cm" fo:margin-bottom="0cm" style:contextual-spacing="false"/>
    </style:style>
    <style:style style:name="P33" style:family="paragraph" style:parent-style-name="Text_20_body" style:list-style-name="L1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Slide 1: <text:span text:style-name="Strong_20_Emphasis">Introduction to Smart Healthcare System (SHS)</text:span></text:h>
      <text:list text:style-name="L1">
        <text:list-item>
          <text:p text:style-name="P1"><text:span text:style-name="Strong_20_Emphasis">Overview of the Internet of Things (IoT) in healthcare</text:span>:</text:p>
          <text:list>
            <text:list-item>
              <text:p text:style-name="P2">IoT refers to the interconnection of various devices via the internet, which can exchange data and enhance services. In healthcare, IoT can revolutionize patient care, diagnostics, and hospital management by enabling smart systems.</text:p>
            </text:list-item>
          </text:list>
        </text:list-item>
        <text:list-item>
          <text:p text:style-name="P1"><text:span text:style-name="Strong_20_Emphasis">Challenges in healthcare systems: efficiency, patient tracking, and cost</text:span>:</text:p>
          <text:list>
            <text:list-item>
              <text:p text:style-name="P2">Healthcare systems today face several challenges, such as the need to improve operational efficiency, monitor patient conditions in real-time, and reduce costs. Additionally, staff shortages and manual processes increase the risk of errors.</text:p>
            </text:list-item>
          </text:list>
        </text:list-item>
        <text:list-item>
          <text:p text:style-name="P1"><text:span text:style-name="Strong_20_Emphasis">Technologies used: RFID, WSN, 6LoWPAN</text:span>:</text:p>
          <text:list>
            <text:list-item>
              <text:p text:style-name="P2">The paper focuses on the integration of several technologies to address these challenges. <text:span text:style-name="Strong_20_Emphasis">Radio Frequency Identification (RFID)</text:span> is used for automatic identification, <text:span text:style-name="Strong_20_Emphasis">Wireless Sensor Networks (WSN)</text:span> for environmental monitoring, and <text:span text:style-name="Strong_20_Emphasis">6LoWPAN</text:span> (IPv6 over Low Power Wireless Personal Area Networks) for low-power, long-range data communication.</text:p>
            </text:list-item>
          </text:list>
        </text:list-item>
        <text:list-item>
          <text:p text:style-name="P1"><text:span text:style-name="Strong_20_Emphasis">Purpose of SHS: real-time monitoring and patient care</text:span>:</text:p>
          <text:list>
            <text:list-item>
              <text:p text:style-name="P1">The <text:span text:style-name="Strong_20_Emphasis">Smart Hospital System (SHS)</text:span> is designed to automatically monitor and track patients, staff, and medical devices in real-time. It aims to enhance healthcare services while reducing operational inefficiencies and improving patient safety.</text:p>
            </text:list-item>
          </text:list>
        </text:list-item>
      </text:list>
      <text:p text:style-name="Horizontal_20_Line"/>
      <text:h text:style-name="Heading_20_3" text:outline-level="3">Slide 2: <text:span text:style-name="Strong_20_Emphasis">Key Technologies Enabling SHS</text:span></text:h>
      <text:list text:style-name="L2">
        <text:list-item>
          <text:p text:style-name="P3"><text:span text:style-name="Strong_20_Emphasis">RFID for patient and device identification and tracking</text:span>:</text:p>
          <text:list>
            <text:list-item>
              <text:p text:style-name="P4">RFID technology enables the use of passive and battery-assisted tags to track patients and devices in healthcare facilities. It offers long-term durability and low cost, making it ideal for healthcare applications. The system can monitor patient movement and identify biomedical devices within the hospital.</text:p>
            </text:list-item>
          </text:list>
        </text:list-item>
        <text:list-item>
          <text:p text:style-name="P3"><text:span text:style-name="Strong_20_Emphasis">WSN for monitoring environmental and patient conditions</text:span>:</text:p>
          <text:list>
            <text:list-item>
              <text:p text:style-name="P4"><text:span text:style-name="Strong_20_Emphasis">Wireless Sensor Networks (WSN)</text:span> consist of small, battery-operated nodes that monitor parameters such as temperature, humidity, and light. In the SHS, WSN also helps collect physiological data like heart rate and motion from patients.</text:p>
            </text:list-item>
          </text:list>
        </text:list-item>
        <text:list-item>
          <text:p text:style-name="P3"><text:span text:style-name="Strong_20_Emphasis">Smart mobile technologies for remote access and control</text:span>:</text:p>
          <text:list>
            <text:list-item>
              <text:p text:style-name="P3">Mobile technologies are integrated into the SHS to allow doctors and staff to remotely monitor patients' health and respond to emergencies. The system is accessible through custom mobile applications for smartphones, enabling real-time control and data visualization.</text:p>
            </text:list-item>
          </text:list>
        </text:list-item>
      </text:list>
      <text:p text:style-name="Horizontal_20_Line"/>
      <text:h text:style-name="Heading_20_3" text:outline-level="3">Slide 3: <text:span text:style-name="Strong_20_Emphasis">System Architecture of SHS</text:span></text:h>
      <text:list text:style-name="L3">
        <text:list-item>
          <text:p text:style-name="P5"><text:span text:style-name="Strong_20_Emphasis">Hybrid Sensing Network (HSN)</text:span>:</text:p>
          <text:list>
            <text:list-item>
              <text:p text:style-name="P6"><text:soft-page-break/>The HSN combines RFID and WSN to create a low-power network that tracks patients and monitors their health. The nodes in the network communicate via 6LoWPAN, allowing them to function efficiently within the hospital's environment.</text:p>
            </text:list-item>
          </text:list>
        </text:list-item>
        <text:list-item>
          <text:p text:style-name="P5"><text:span text:style-name="Strong_20_Emphasis">IoT Smart Gateway</text:span>:</text:p>
          <text:list>
            <text:list-item>
              <text:p text:style-name="P6">The <text:span text:style-name="Strong_20_Emphasis">IoT Smart Gateway</text:span> acts as the central hub for collecting data from the HSN and forwarding it to the hospital's control center. It translates different data formats from RFID, WSN, and mobile devices into standard internet protocols (e.g., CoAP) and forwards data to a REST-based interface for further processing.</text:p>
            </text:list-item>
          </text:list>
        </text:list-item>
        <text:list-item>
          <text:p text:style-name="P5"><text:span text:style-name="Strong_20_Emphasis">User Interfaces for data access</text:span>:</text:p>
          <text:list>
            <text:list-item>
              <text:p text:style-name="P6">Hospital staff can access the SHS through graphical user interfaces (web or mobile), allowing them to monitor real-time and historical data, track patients and devices, and respond to emergencies.</text:p>
            </text:list-item>
          </text:list>
        </text:list-item>
        <text:list-item>
          <text:p text:style-name="P5"><text:span text:style-name="Strong_20_Emphasis">6LoWPAN Router, Host Tags, and data flow</text:span>:</text:p>
          <text:list>
            <text:list-item>
              <text:p text:style-name="P5">The architecture includes <text:span text:style-name="Strong_20_Emphasis">6LoWPAN Border Routers (6LBR)</text:span>, <text:span text:style-name="Strong_20_Emphasis">6LoWPAN Routers (6LR)</text:span>, and <text:span text:style-name="Strong_20_Emphasis">Host Tags (HT)</text:span>. The tags store patients' health data, which is transmitted via RFID and WSN technologies to the hospital's central control system, using 6LoWPAN for communication.</text:p>
            </text:list-item>
          </text:list>
        </text:list-item>
      </text:list>
      <text:p text:style-name="Horizontal_20_Line"/>
      <text:h text:style-name="Heading_20_3" text:outline-level="3">Slide 4: <text:span text:style-name="Strong_20_Emphasis">Monitoring Patients and Devices</text:span></text:h>
      <text:list text:style-name="L4">
        <text:list-item>
          <text:p text:style-name="P7"><text:span text:style-name="Strong_20_Emphasis">Ultra-low-power Hybrid Sensing Network (HSN)</text:span>:</text:p>
          <text:list>
            <text:list-item>
              <text:p text:style-name="P8">The HSN is designed to operate with minimal energy consumption, making it suitable for environments where battery life is crucial. It uses ultra-low-power 6LoWPAN nodes that integrate RFID technology for efficient monitoring.</text:p>
            </text:list-item>
          </text:list>
        </text:list-item>
        <text:list-item>
          <text:p text:style-name="P7"><text:span text:style-name="Strong_20_Emphasis">How physiological data (e.g., heart rate) and environmental data (e.g., temperature) are collected</text:span>:</text:p>
          <text:list>
            <text:list-item>
              <text:p text:style-name="P8">The system collects data through sensors embedded in the HT (Host Tags) worn by patients, which monitor heart rate, movement, and other vital signs. Environmental conditions like room temperature and light are monitored through sensors in 6LoWPAN nodes.</text:p>
            </text:list-item>
          </text:list>
        </text:list-item>
        <text:list-item>
          <text:p text:style-name="P7"><text:span text:style-name="Strong_20_Emphasis">Transmission to a central control system</text:span>:</text:p>
          <text:list>
            <text:list-item>
              <text:p text:style-name="P8">All collected data is sent to the central control center via the IoT Smart Gateway. The data can be accessed and analyzed by medical staff, providing real-time updates on patient health and hospital environmental conditions.</text:p>
            </text:list-item>
          </text:list>
        </text:list-item>
        <text:list-item>
          <text:p text:style-name="P7"><text:span text:style-name="Strong_20_Emphasis">RESTful web services for data access</text:span>:</text:p>
          <text:list>
            <text:list-item>
              <text:p text:style-name="P7">The system provides a RESTful API, allowing authorized personnel to access real-time and historical data over the web. This simplifies data management and allows easy integration with other hospital systems.</text:p>
            </text:list-item>
          </text:list>
        </text:list-item>
      </text:list>
      <text:p text:style-name="Horizontal_20_Line"/>
      <text:h text:style-name="Heading_20_3" text:outline-level="3"><text:soft-page-break/>Slide 5: <text:span text:style-name="Strong_20_Emphasis">Handling Emergency Situations</text:span></text:h>
      <text:list text:style-name="L5">
        <text:list-item>
          <text:p text:style-name="P9"><text:span text:style-name="Strong_20_Emphasis">Triggering of alerts for emergencies like patient falls or irregular heartbeats</text:span>:</text:p>
          <text:list>
            <text:list-item>
              <text:p text:style-name="P10">The SHS is equipped with sensors that can detect emergencies such as falls or abnormal heart rates. When such an event occurs, the system immediately triggers an alert to notify the staff.</text:p>
            </text:list-item>
          </text:list>
        </text:list-item>
        <text:list-item>
          <text:p text:style-name="P9"><text:span text:style-name="Strong_20_Emphasis">Use of Push Notifications (PN) to notify nursing staff</text:span>:</text:p>
          <text:list>
            <text:list-item>
              <text:p text:style-name="P10">In case of an emergency, the SHS sends <text:span text:style-name="Strong_20_Emphasis">Push Notifications (PN)</text:span> to mobile devices carried by hospital staff. The notifications provide details about the event and the patient’s location, allowing for quick responses.</text:p>
            </text:list-item>
          </text:list>
        </text:list-item>
        <text:list-item>
          <text:p text:style-name="P9"><text:span text:style-name="Strong_20_Emphasis">Role of mobile applications in quick response</text:span>:</text:p>
          <text:list>
            <text:list-item>
              <text:p text:style-name="P9">Mobile apps allow doctors and nurses to receive instant alerts and view critical data on their phones. This enables medical staff to quickly respond to emergencies, improving patient safety and reducing response times.</text:p>
            </text:list-item>
          </text:list>
        </text:list-item>
      </text:list>
      <text:p text:style-name="Horizontal_20_Line"/>
      <text:h text:style-name="Heading_20_3" text:outline-level="3">Slide 6: <text:span text:style-name="Strong_20_Emphasis">Security in SHS</text:span></text:h>
      <text:list text:style-name="L6">
        <text:list-item>
          <text:p text:style-name="P11"><text:span text:style-name="Strong_20_Emphasis">Importance of securing patient data</text:span>:</text:p>
          <text:list>
            <text:list-item>
              <text:p text:style-name="P12">As the SHS handles sensitive patient data, ensuring data privacy and security is crucial. Access to the system is restricted to authorized personnel, and strong security measures are in place to protect patient health records.</text:p>
            </text:list-item>
          </text:list>
        </text:list-item>
        <text:list-item>
          <text:p text:style-name="P11"><text:span text:style-name="Strong_20_Emphasis">Use of VPN and authentication for access</text:span>:</text:p>
          <text:list>
            <text:list-item>
              <text:p text:style-name="P12">The SHS uses <text:span text:style-name="Strong_20_Emphasis">Virtual Private Network (VPN)</text:span> connections to secure communication between the IoT Smart Gateway and remote users. Additionally, multi-factor authentication is required to access the system, ensuring only authorized users can view or manage data.</text:p>
            </text:list-item>
          </text:list>
        </text:list-item>
        <text:list-item>
          <text:p text:style-name="P11"><text:span text:style-name="Strong_20_Emphasis">Local and remote communication safeguards</text:span>:</text:p>
          <text:list>
            <text:list-item>
              <text:p text:style-name="P11">The SHS ensures that both local and remote communications are encrypted. This includes data exchanged between mobile apps, RFID readers, WSN nodes, and the IoT Smart Gateway, providing comprehensive security throughout the system.</text:p>
            </text:list-item>
          </text:list>
        </text:list-item>
      </text:list>
      <text:p text:style-name="Horizontal_20_Line"/>
      <text:h text:style-name="Heading_20_3" text:outline-level="3">Slide 7: <text:span text:style-name="Strong_20_Emphasis">Proof of Concept</text:span></text:h>
      <text:list text:style-name="L7">
        <text:list-item>
          <text:p text:style-name="P13"><text:span text:style-name="Strong_20_Emphasis">Description of testing scenarios like patient falls</text:span>:</text:p>
          <text:list>
            <text:list-item>
              <text:p text:style-name="P14">A proof-of-concept test was conducted to validate the SHS’s capabilities, focusing on emergency situations such as patient falls. The system successfully detected falls and triggered real-time alerts to notify the staff.</text:p>
            </text:list-item>
          </text:list>
        </text:list-item>
        <text:list-item>
          <text:p text:style-name="P13"><text:span text:style-name="Strong_20_Emphasis">Monitoring the patient’s health and alert systems</text:span>:</text:p>
          <text:list>
            <text:list-item>
              <text:p text:style-name="P14">The system continuously monitors patients' physiological parameters (e.g., movement, heart rate). If any parameters exceed predefined thresholds, the system generates an alert and sends a notification to medical staff.</text:p>
            </text:list-item>
          </text:list>
        </text:list-item>
        <text:list-item>
          <text:p text:style-name="P13"><text:soft-page-break/><text:span text:style-name="Strong_20_Emphasis">Practical demonstration of system functionalities</text:span>:</text:p>
          <text:list>
            <text:list-item>
              <text:p text:style-name="P13">During the testing phase, doctors used the mobile app to track patients' health status, review past records, and respond to emergency alerts. The system’s ability to provide real-time updates and facilitate quick responses was successfully demonstrated.</text:p>
            </text:list-item>
          </text:list>
        </text:list-item>
      </text:list>
      <text:p text:style-name="Horizontal_20_Line"/>
      <text:h text:style-name="Heading_20_3" text:outline-level="3">Slide 8: <text:span text:style-name="Strong_20_Emphasis">Comparison with Existing Systems</text:span></text:h>
      <text:list text:style-name="L8">
        <text:list-item>
          <text:p text:style-name="P15"><text:span text:style-name="Strong_20_Emphasis">Comparison with other RFID and WSN-based healthcare systems</text:span> (as per Table IV):</text:p>
          <text:list>
            <text:list-item>
              <text:p text:style-name="P16">SHS stands out from existing solutions by integrating both <text:span text:style-name="Strong_20_Emphasis">RFID</text:span> and <text:span text:style-name="Strong_20_Emphasis">WSN</text:span> technologies for enhanced scalability and efficiency. While other systems primarily rely on one technology, SHS combines these complementary approaches for better coverage and lower energy consumption.</text:p>
            </text:list-item>
          </text:list>
        </text:list-item>
        <text:list-item>
          <text:p text:style-name="P15"><text:span text:style-name="Strong_20_Emphasis">Advantages of combining RFID and WSN for better efficiency and scalability</text:span>:</text:p>
          <text:list>
            <text:list-item>
              <text:p text:style-name="P16">The hybrid use of <text:span text:style-name="Strong_20_Emphasis">RFID</text:span> (for identification and tracking) and <text:span text:style-name="Strong_20_Emphasis">WSN</text:span> (for monitoring and communication) allows the SHS to operate more efficiently with longer battery life. It also scales better in large hospital environments by reducing network congestion and power consumption.</text:p>
            </text:list-item>
          </text:list>
        </text:list-item>
        <text:list-item>
          <text:p text:style-name="P15"><text:span text:style-name="Strong_20_Emphasis">Benefits of the SHS in real-time patient care</text:span>:</text:p>
          <text:list>
            <text:list-item>
              <text:p text:style-name="P15">SHS provides an all-encompassing solution for real-time monitoring, alerting, and data management. Its ability to track patient movement, monitor health conditions, and alert staff in emergencies makes it an ideal system for modern healthcare environments.</text:p>
            </text:list-item>
          </text:list>
        </text:list-item>
      </text:list>
      <text:p text:style-name="Horizontal_20_Line"/>
      <text:h text:style-name="Heading_20_3" text:outline-level="3">Slide 9: <text:span text:style-name="Strong_20_Emphasis">Conclusion and Future Work</text:span></text:h>
      <text:list text:style-name="L9">
        <text:list-item>
          <text:p text:style-name="P17"><text:span text:style-name="Strong_20_Emphasis">Summary of SHS capabilities in healthcare settings</text:span>:</text:p>
          <text:list>
            <text:list-item>
              <text:p text:style-name="P18">The SHS provides a comprehensive solution for tracking patients, monitoring health conditions, and managing hospital environments. It integrates multiple IoT technologies (RFID, WSN, 6LoWPAN) to ensure real-time data collection and response.</text:p>
            </text:list-item>
          </text:list>
        </text:list-item>
        <text:list-item>
          <text:p text:style-name="P17"><text:span text:style-name="Strong_20_Emphasis">Future potential for IoT in healthcare improvements</text:span>:</text:p>
          <text:list>
            <text:list-item>
              <text:p text:style-name="P18">As IoT technologies continue to evolve, systems like SHS can expand to include more advanced sensors, AI-driven analytics, and cloud-based services. This will further enhance the quality of patient care and operational efficiency.</text:p>
            </text:list-item>
          </text:list>
        </text:list-item>
        <text:list-item>
          <text:p text:style-name="P17"><text:span text:style-name="Strong_20_Emphasis">Call for further innovations in patient monitoring and device tracking</text:span>:</text:p>
          <text:list>
            <text:list-item>
              <text:p text:style-name="P17">The SHS represents a significant step forward, but there is potential for further innovations. Future systems could include machine learning algorithms to predict patient health deterioration and automated control systems to optimize hospital resources.</text:p>
            </text:list-item>
          </text:list>
        </text:list-item>
      </text:list>
      <text:h text:style-name="Heading_20_3" text:outline-level="3"><text:soft-page-break/>Slide 1: <text:span text:style-name="Strong_20_Emphasis">Introduction to Smart Healthcare System (SHS)</text:span></text:h>
      <text:list text:style-name="L10">
        <text:list-item>
          <text:p text:style-name="P19"><text:span text:style-name="Strong_20_Emphasis">Picture</text:span>: No image is needed for the introduction slide. Keep it clean and text-based with high-level ideas.</text:p>
        </text:list-item>
      </text:list>
      <text:p text:style-name="Horizontal_20_Line"/>
      <text:h text:style-name="Heading_20_3" text:outline-level="3">Slide 2: <text:span text:style-name="Strong_20_Emphasis">Key Technologies Enabling SHS</text:span></text:h>
      <text:list text:style-name="L11">
        <text:list-item>
          <text:p text:style-name="P20"><text:span text:style-name="Strong_20_Emphasis">Picture</text:span>: No image is specified in the paper for this specific content, so use a simple infographic or icon-based representation of RFID, WSN, and mobile technologies.</text:p>
        </text:list-item>
      </text:list>
      <text:p text:style-name="Horizontal_20_Line"/>
      <text:h text:style-name="Heading_20_3" text:outline-level="3">Slide 3: <text:span text:style-name="Strong_20_Emphasis">System Architecture of SHS</text:span></text:h>
      <text:list text:style-name="L12">
        <text:list-item>
          <text:p text:style-name="P22"><text:span text:style-name="Strong_20_Emphasis">Picture</text:span>: <text:span text:style-name="Strong_20_Emphasis">Figure 1</text:span> (Page 3) from the paper should be used.</text:p>
          <text:list>
            <text:list-item>
              <text:p text:style-name="P22"><text:span text:style-name="Strong_20_Emphasis">Description</text:span>: "Overview of the Smart Hospital System (SHS) architecture."</text:p>
            </text:list-item>
            <text:list-item>
              <text:p text:style-name="P21"><text:span text:style-name="Strong_20_Emphasis">Placement</text:span>: Use this as the main visual for the architecture explanation. The diagram shows how different components (like 6LoWPAN nodes, routers, RFID, and WSN) interact, which is crucial for explaining the overall system layout.</text:p>
            </text:list-item>
          </text:list>
        </text:list-item>
      </text:list>
      <text:p text:style-name="Horizontal_20_Line"/>
      <text:h text:style-name="Heading_20_3" text:outline-level="3">Slide 4: <text:span text:style-name="Strong_20_Emphasis">Monitoring Patients and Devices</text:span></text:h>
      <text:list text:style-name="L13">
        <text:list-item>
          <text:p text:style-name="P24"><text:span text:style-name="Strong_20_Emphasis">Picture</text:span>: <text:span text:style-name="Strong_20_Emphasis">Figure 5</text:span> (Page 6) - HT node architecture.</text:p>
          <text:list>
            <text:list-item>
              <text:p text:style-name="P24"><text:span text:style-name="Strong_20_Emphasis">Description</text:span>: "Interconnected prototype boards realizing the HT architecture."</text:p>
            </text:list-item>
            <text:list-item>
              <text:p text:style-name="P23"><text:span text:style-name="Strong_20_Emphasis">Placement</text:span>: This image is perfect to explain how patient data is collected. It provides a visual breakdown of the hardware involved in patient monitoring, which is important to support the explanation of physiological and environmental data collection.</text:p>
            </text:list-item>
          </text:list>
        </text:list-item>
      </text:list>
      <text:p text:style-name="Horizontal_20_Line"/>
      <text:h text:style-name="Heading_20_3" text:outline-level="3">Slide 5: <text:span text:style-name="Strong_20_Emphasis">Handling Emergency Situations</text:span></text:h>
      <text:list text:style-name="L14">
        <text:list-item>
          <text:p text:style-name="P26"><text:span text:style-name="Strong_20_Emphasis">Picture</text:span>: <text:span text:style-name="Strong_20_Emphasis">Figure 7</text:span> (Page 9) - SHS validation scenario.</text:p>
          <text:list>
            <text:list-item>
              <text:p text:style-name="P26"><text:span text:style-name="Strong_20_Emphasis">Description</text:span>: "Validation scenario for the SHS including key components."</text:p>
            </text:list-item>
            <text:list-item>
              <text:p text:style-name="P25"><text:span text:style-name="Strong_20_Emphasis">Placement</text:span>: Use this figure when discussing how the SHS handles emergency situations. It illustrates a scenario where patient falls are detected, and the subsequent flow of information to the mobile app is triggered, which matches the emergency handling process being explained.</text:p>
            </text:list-item>
          </text:list>
        </text:list-item>
      </text:list>
      <text:p text:style-name="Horizontal_20_Line"/>
      <text:h text:style-name="Heading_20_3" text:outline-level="3">Slide 6: <text:span text:style-name="Strong_20_Emphasis">Security in SHS</text:span></text:h>
      <text:list text:style-name="L15">
        <text:list-item>
          <text:p text:style-name="P28"><text:span text:style-name="Strong_20_Emphasis">Picture</text:span>: No image is required for this slide.</text:p>
          <text:list>
            <text:list-item>
              <text:p text:style-name="P27">You can keep this slide more focused on the text and explanations of VPN, authentication, and data security.</text:p>
            </text:list-item>
          </text:list>
        </text:list-item>
      </text:list>
      <text:p text:style-name="Horizontal_20_Line"/>
      <text:h text:style-name="Heading_20_3" text:outline-level="3"><text:soft-page-break/>Slide 7: <text:span text:style-name="Strong_20_Emphasis">Proof of Concept</text:span></text:h>
      <text:list text:style-name="L16">
        <text:list-item>
          <text:p text:style-name="P30"><text:span text:style-name="Strong_20_Emphasis">Picture</text:span>: <text:span text:style-name="Strong_20_Emphasis">Figure 9</text:span> (Page 10) - Screenshots of the Medical App.</text:p>
          <text:list>
            <text:list-item>
              <text:p text:style-name="P30"><text:span text:style-name="Strong_20_Emphasis">Description</text:span>: "Screenshots showing the Medical App receiving Push Notifications, viewing emergency details, and accessing patient information."</text:p>
            </text:list-item>
            <text:list-item>
              <text:p text:style-name="P29"><text:span text:style-name="Strong_20_Emphasis">Placement</text:span>: Use these screenshots when explaining how doctors interact with the system using their mobile devices. The images provide a real-life look at the user interface for emergency management and patient data retrieval.</text:p>
            </text:list-item>
          </text:list>
        </text:list-item>
      </text:list>
      <text:p text:style-name="Horizontal_20_Line"/>
      <text:h text:style-name="Heading_20_3" text:outline-level="3">Slide 8: <text:span text:style-name="Strong_20_Emphasis">Comparison with Existing Systems</text:span></text:h>
      <text:list text:style-name="L17">
        <text:list-item>
          <text:p text:style-name="P31"><text:span text:style-name="Strong_20_Emphasis">Picture</text:span>: <text:span text:style-name="Strong_20_Emphasis">Table III</text:span> (Page 11) - Comparison between SHS and other systems.</text:p>
          <text:list>
            <text:list-item>
              <text:p text:style-name="P32"><text:span text:style-name="Strong_20_Emphasis">Description</text:span>: "Comparison of RFID-Enabled HT Node with other IEEE 802.15.4-Based Sensor Nodes used in healthcare."</text:p>
            </text:list-item>
            <text:list-item>
              <text:p text:style-name="P32"><text:span text:style-name="Strong_20_Emphasis">Placement</text:span>: Place the table in this slide to visually show how SHS outperforms other similar healthcare systems in terms of power consumption, scalability, and efficiency. It helps reinforce the argument made in this section.</text:p>
            </text:list-item>
          </text:list>
        </text:list-item>
        <text:list-item>
          <text:p text:style-name="P31"><text:span text:style-name="Strong_20_Emphasis">Alternative Picture</text:span>: <text:span text:style-name="Strong_20_Emphasis">Table IV</text:span> (Page 11) - Comparison of SHS with other architectures.</text:p>
          <text:list>
            <text:list-item>
              <text:p text:style-name="P32"><text:span text:style-name="Strong_20_Emphasis">Description</text:span>: "Comparison between the proposed SHS and similar architectures."</text:p>
            </text:list-item>
            <text:list-item>
              <text:p text:style-name="P31"><text:span text:style-name="Strong_20_Emphasis">Placement</text:span>: This table provides an overview of services provided by SHS compared to other systems. You could include this table as well, depending on the amount of space on the slide.</text:p>
            </text:list-item>
          </text:list>
        </text:list-item>
      </text:list>
      <text:p text:style-name="Horizontal_20_Line"/>
      <text:h text:style-name="Heading_20_3" text:outline-level="3">Slide 9: <text:span text:style-name="Strong_20_Emphasis">Conclusion and Future Work</text:span></text:h>
      <text:list text:style-name="L18">
        <text:list-item>
          <text:p text:style-name="P33"><text:span text:style-name="Strong_20_Emphasis">Picture</text:span>: No specific image is required for this slide. Focus on summarizing the key outcomes and potential future improvement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6T23:18:35.641000000</meta:creation-date>
    <dc:date>2024-10-16T23:21:10.385000000</dc:date>
    <meta:editing-duration>PT2M35S</meta:editing-duration>
    <meta:editing-cycles>1</meta:editing-cycles>
    <meta:document-statistic meta:table-count="0" meta:image-count="0" meta:object-count="0" meta:page-count="6" meta:paragraph-count="101" meta:word-count="1895" meta:character-count="12493" meta:non-whitespace-character-count="10782"/>
    <meta:generator>LibreOffice/7.5.2.2$Windows_X86_64 LibreOffice_project/53bb9681a964705cf672590721dbc85eb4d0c3a2</meta:generator>
  </office:meta>
</office:document-meta>
</file>